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 svg:font-family="'Courier New'"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Standard">
      <style:paragraph-properties fo:text-align="center" style:justify-single-word="false"/>
      <style:text-properties fo:font-size="26pt" fo:language="fr" fo:country="FR" fo:font-weight="bold" officeooo:rsid="0018b672" officeooo:paragraph-rsid="0018b672" style:font-size-asian="26pt" style:font-weight-asian="bold" style:font-size-complex="26pt" style:font-weight-complex="bold"/>
    </style:style>
    <style:style style:name="P3" style:family="paragraph" style:parent-style-name="Standard">
      <style:paragraph-properties fo:text-align="center" style:justify-single-word="false"/>
      <style:text-properties fo:font-size="26pt" fo:language="fr" fo:country="FR" fo:font-weight="bold" officeooo:rsid="0084e88c" officeooo:paragraph-rsid="0084e88c" style:font-size-asian="26pt" style:font-weight-asian="bold" style:font-size-complex="26pt" style:font-weight-complex="bold"/>
    </style:style>
    <style:style style:name="P4" style:family="paragraph" style:parent-style-name="Standard">
      <style:text-properties officeooo:paragraph-rsid="0018b672"/>
    </style:style>
    <style:style style:name="P5" style:family="paragraph" style:parent-style-name="Standard">
      <style:text-properties officeooo:rsid="0084e88c" officeooo:paragraph-rsid="0018b672"/>
    </style:style>
    <style:style style:name="P6" style:family="paragraph" style:parent-style-name="Standard">
      <style:text-properties officeooo:rsid="0084e88c" officeooo:paragraph-rsid="0084e88c"/>
    </style:style>
    <style:style style:name="P7" style:family="paragraph" style:parent-style-name="Standard">
      <style:text-properties officeooo:rsid="0084e88c" officeooo:paragraph-rsid="008bf296"/>
    </style:style>
    <style:style style:name="P8" style:family="paragraph" style:parent-style-name="Standard">
      <style:text-properties fo:font-size="16pt" fo:font-weight="bold" officeooo:rsid="0084e88c" officeooo:paragraph-rsid="0084e88c" style:font-size-asian="16pt" style:font-weight-asian="bold" style:font-size-complex="16pt" style:font-weight-complex="bold"/>
    </style:style>
    <style:style style:name="P9" style:family="paragraph" style:parent-style-name="Standard">
      <style:text-properties fo:font-size="16pt" fo:font-weight="bold" officeooo:rsid="008bf296" officeooo:paragraph-rsid="008bf296" style:font-size-asian="16pt" style:font-weight-asian="bold" style:font-size-complex="16pt" style:font-weight-complex="bold"/>
    </style:style>
    <style:style style:name="P10" style:family="paragraph" style:parent-style-name="Standard">
      <style:text-properties officeooo:rsid="0086d29e" officeooo:paragraph-rsid="0086d29e"/>
    </style:style>
    <style:style style:name="P11" style:family="paragraph" style:parent-style-name="Standard">
      <style:text-properties officeooo:rsid="008bf296" officeooo:paragraph-rsid="008bf296"/>
    </style:style>
    <style:style style:name="P12" style:family="paragraph" style:parent-style-name="Standard">
      <style:text-properties officeooo:rsid="008d07af" officeooo:paragraph-rsid="008d07af"/>
    </style:style>
    <style:style style:name="P13" style:family="paragraph" style:parent-style-name="Standard">
      <style:text-properties officeooo:rsid="008d07af" officeooo:paragraph-rsid="00901eb9"/>
    </style:style>
    <style:style style:name="P14" style:family="paragraph" style:parent-style-name="Standard">
      <style:text-properties officeooo:rsid="008d07af" officeooo:paragraph-rsid="0093f07a"/>
    </style:style>
    <style:style style:name="P15" style:family="paragraph" style:parent-style-name="Standard">
      <style:paragraph-properties fo:background-color="#ffffff">
        <style:background-image/>
      </style:paragraph-properties>
    </style:style>
    <style:style style:name="P16" style:family="paragraph" style:parent-style-name="Standard">
      <style:paragraph-properties fo:background-color="#ffffff">
        <style:background-image/>
      </style:paragraph-properties>
      <style:text-properties officeooo:rsid="0084e88c"/>
    </style:style>
    <style:style style:name="P17" style:family="paragraph" style:parent-style-name="Standard">
      <style:paragraph-properties fo:background-color="#ffffff">
        <style:background-image/>
      </style:paragraph-properties>
      <style:text-properties fo:color="#888888" style:font-name="Courier New" fo:font-size="10pt" style:font-size-asian="10pt"/>
    </style:style>
    <style:style style:name="P18" style:family="paragraph" style:parent-style-name="Standard" style:list-style-name="L1">
      <style:text-properties officeooo:rsid="0086d29e" officeooo:paragraph-rsid="0086d29e"/>
    </style:style>
    <style:style style:name="P19" style:family="paragraph" style:parent-style-name="Standard" style:list-style-name="L1">
      <style:text-properties officeooo:rsid="0088c090" officeooo:paragraph-rsid="0088c090"/>
    </style:style>
    <style:style style:name="P20" style:family="paragraph" style:parent-style-name="Standard" style:list-style-name="L2">
      <style:text-properties officeooo:rsid="008a99c0" officeooo:paragraph-rsid="008a99c0"/>
    </style:style>
    <style:style style:name="P21" style:family="paragraph" style:parent-style-name="Standard">
      <style:text-properties officeooo:rsid="008d07af" officeooo:paragraph-rsid="00947960"/>
    </style:style>
    <style:style style:name="T1" style:family="text">
      <style:text-properties fo:font-weight="bold" style:font-weight-asian="bold" style:font-weight-complex="bold"/>
    </style:style>
    <style:style style:name="T2" style:family="text">
      <style:text-properties fo:color="#0b810d" style:font-name="Courier New" fo:font-size="10pt" style:font-size-asian="10pt"/>
    </style:style>
    <style:style style:name="T3" style:family="text">
      <style:text-properties fo:color="#000000" style:font-name="Courier New" fo:font-size="10pt" style:font-size-asian="10pt"/>
    </style:style>
    <style:style style:name="T4" style:family="text">
      <style:text-properties fo:color="#000000" style:font-name="Courier New" fo:font-size="10pt" fo:font-weight="bold" style:font-size-asian="10pt" style:font-weight-asian="bold"/>
    </style:style>
    <style:style style:name="T5" style:family="text">
      <style:text-properties fo:color="#ff0066" style:font-name="Courier New" fo:font-size="10pt" style:font-size-asian="10pt"/>
    </style:style>
    <style:style style:name="T6" style:family="text">
      <style:text-properties fo:color="#0000ff" style:font-name="Courier New" fo:font-size="10pt" style:font-size-asian="10pt"/>
    </style:style>
    <style:style style:name="T7" style:family="text">
      <style:text-properties fo:color="#a52a2a" style:font-name="Courier New" fo:font-size="10pt" style:font-size-asian="10pt"/>
    </style:style>
    <style:style style:name="T8" style:family="text">
      <style:text-properties fo:color="#ff00ff" style:font-name="Courier New" fo:font-size="10pt" style:font-size-asian="10pt"/>
    </style:style>
    <style:style style:name="T9" style:family="text">
      <style:text-properties officeooo:rsid="0084e88c"/>
    </style:style>
    <style:style style:name="T10" style:family="text">
      <style:text-properties fo:color="#888888" style:font-name="Courier New" fo:font-size="10pt" style:font-size-asian="10pt"/>
    </style:style>
    <style:style style:name="T11" style:family="text">
      <style:text-properties style:font-name="Courier New" fo:font-size="10pt" style:font-size-asian="10pt"/>
    </style:style>
    <style:style style:name="T12" style:family="text">
      <style:text-properties officeooo:rsid="00901eb9"/>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text:span text:style-name="T9">utorat de Programmation</text:span></text:p>
      <text:p text:style-name="P3">L1 Informatique</text:p>
      <text:p text:style-name="P2"/>
      <text:p text:style-name="P5"/>
      <text:p text:style-name="P8">I – Style</text:p>
      <text:p text:style-name="P6"/>
      <text:p text:style-name="P6">Le code que vous écrivez est censé être lu par des humains. Vous en premier.</text:p>
      <text:p text:style-name="P6">Il est important que ce code soit correct, mais il est également important qu'il soit beau.</text:p>
      <text:p text:style-name="P6"><text:line-break/>Qu'est-ce que du beau code, vous demandez ? </text:p>
      <text:p text:style-name="P6">C'est du code <text:span text:style-name="T1">lisible</text:span>.</text:p>
      <text:p text:style-name="P6"/>
      <text:p text:style-name="P10">Vous devez toujours respecter les règles suivantes pour produire du code lisible :</text:p>
      <text:p text:style-name="P10"/>
      <text:list xml:id="list3285688535267764485" text:style-name="L1">
        <text:list-item>
          <text:p text:style-name="P18">Insérez toujours un espace après une virgule</text:p>
        </text:list-item>
        <text:list-item>
          <text:p text:style-name="P18">Chaque '<text:span text:style-name="T3">='</text:span> d'assignement doit être entouré d'espace des deux côtés.</text:p>
          <text:p text:style-name="P18"><text:s/><text:span text:style-name="T3">target</text:span><text:span text:style-name="T11"> </text:span><text:span text:style-name="T3">=</text:span><text:span text:style-name="T11"> </text:span><text:span text:style-name="T8">"lol"</text:span> <text:s/></text:p>
        </text:list-item>
        <text:list-item>
          <text:p text:style-name="P18">Chaque opérateur de comparaison doit être entouré d'espace des deux côtés.</text:p>
          <text:p text:style-name="P18"><text:span text:style-name="T7">if</text:span><text:span text:style-name="T11"> </text:span><text:span text:style-name="T3">last</text:span><text:span text:style-name="T11"> </text:span><text:span text:style-name="T3">==</text:span><text:span text:style-name="T11"> </text:span><text:span text:style-name="T8">"9"</text:span><text:span text:style-name="T3">:</text:span> <text:span text:style-name="T3"><text:s text:c="3"/>Ou <text:s text:c="3"/></text:span><text:span text:style-name="T7">while</text:span><text:span text:style-name="T3"> </text:span><text:span text:style-name="T6">len</text:span><text:span text:style-name="T3">(password) &lt; </text:span><text:span text:style-name="T5">5</text:span><text:span text:style-name="T3">: <text:s/></text:span></text:p>
        </text:list-item>
        <text:list-item>
          <text:p text:style-name="P18">N'utilisez pas de parenthèses pour englober des conditions, comme dans les deux exemples précédents. Les parenthèses doivent uniquement être utilisées pour forcer des groupements d'opérandes.</text:p>
        </text:list-item>
        <text:list-item>
          <text:p text:style-name="P19">L'indentation est cruciale. En python, du code ne marche pas correctement si il n'est pas bien indenté et c'est une bonne chose car cela vous force à prendre des bonnes habitudes. Il est quand même possible de mettre un bloc sur la même ligne qu'une expression de contrôle, mais ce n'est pas une bonne chose. Dans l'exemple suivant, la forme de la ligne 27 est à éviter. N'utilisez que la version sur deux lignes comme aux lignes 29 et 30.</text:p>
        </text:list-item>
      </text:list>
      <text:p text:style-name="P15"/>
      <text:p text:style-name="P15"><text:span text:style-name="T10"><text:s text:c="3"/>27 </text:span><text:span text:style-name="T7">if</text:span><text:span text:style-name="T11"> </text:span><text:span text:style-name="T3">last</text:span><text:span text:style-name="T11"> </text:span><text:span text:style-name="T3">==</text:span><text:span text:style-name="T11"> </text:span><text:span text:style-name="T5">9</text:span><text:span text:style-name="T3">:</text:span><text:span text:style-name="T11"> </text:span><text:span text:style-name="T7">return False</text:span></text:p>
      <text:p text:style-name="P17"><text:s text:c="3"/>28 </text:p>
      <text:p text:style-name="P15"><text:span text:style-name="T10"><text:s text:c="3"/>29 </text:span><text:span text:style-name="T7">if</text:span><text:span text:style-name="T11"> </text:span><text:span text:style-name="T3">last</text:span><text:span text:style-name="T11"> </text:span><text:span text:style-name="T3">==</text:span><text:span text:style-name="T11"> </text:span><text:span text:style-name="T5">9</text:span><text:span text:style-name="T3">:</text:span></text:p>
      <text:p text:style-name="P15"><text:span text:style-name="T10"><text:s text:c="3"/>30 </text:span><text:span text:style-name="T11"><text:s text:c="4"/></text:span><text:span text:style-name="T7">return False</text:span></text:p>
      <text:p text:style-name="P16"/>
      <text:list xml:id="list4193907272658432861" text:style-name="L2">
        <text:list-item>
          <text:p text:style-name="P20">Choisissez des noms parlant pour vos noms de fonctions et vos variables. Les noms font autant partie de la documentation d'un code que les commentaires. Dans l'exemple suivant, le code sur les lignes 4 et 5 est beaucoup plus facile à comprendre que celui sur les lignes 7 et 8.</text:p>
        </text:list-item>
      </text:list>
      <text:p text:style-name="P4"/>
      <text:p text:style-name="P15"><text:span text:style-name="T10"><text:s text:c="4"/>4 </text:span><text:span text:style-name="T7">if</text:span><text:span text:style-name="T11"> </text:span><text:span text:style-name="T3">everyBodyDied</text:span><text:span text:style-name="T11"> </text:span><text:span text:style-name="T7">and</text:span><text:span text:style-name="T11"> </text:span><text:span text:style-name="T3">newGameRequested</text:span><text:span text:style-name="T11"> </text:span><text:span text:style-name="T3">==</text:span><text:span text:style-name="T11"> </text:span><text:span text:style-name="T7">False</text:span><text:span text:style-name="T3">:</text:span></text:p>
      <text:p text:style-name="P15"><text:span text:style-name="T10"><text:s text:c="4"/>5 </text:span><text:span text:style-name="T11"><text:s text:c="4"/></text:span><text:span text:style-name="T4">gameOver</text:span><text:span text:style-name="T3">()</text:span></text:p>
      <text:p text:style-name="P17"><text:s text:c="4"/>6 </text:p>
      <text:p text:style-name="P15"><text:span text:style-name="T10"><text:s text:c="4"/>7 </text:span><text:span text:style-name="T7">if</text:span><text:span text:style-name="T11"> </text:span><text:span text:style-name="T3">a</text:span><text:span text:style-name="T11"> </text:span><text:span text:style-name="T7">and</text:span><text:span text:style-name="T11"> </text:span><text:span text:style-name="T3">b</text:span><text:span text:style-name="T11"> </text:span><text:span text:style-name="T3">==</text:span><text:span text:style-name="T11"> </text:span><text:span text:style-name="T7">False</text:span><text:span text:style-name="T3">:</text:span></text:p>
      <text:p text:style-name="P15"><text:span text:style-name="T10"><text:s text:c="4"/>8 </text:span><text:span text:style-name="T11"><text:s text:c="4"/></text:span><text:span text:style-name="T4">c</text:span><text:span text:style-name="T3">()</text:span></text:p>
      <text:p text:style-name="P17"><text:s text:c="4"/></text:p>
      <text:p text:style-name="P5"/>
      <text:p text:style-name="P9"><text:soft-page-break/>II – Précédence des opérateurs</text:p>
      <text:p text:style-name="P11"/>
      <text:p text:style-name="P12">Comme en mathématique, les opérateurs en Python ont divers degrés de précédence. Il s'agit de l'ordre dans lequel une expression va être évaluée.</text:p>
      <text:p text:style-name="P12"/>
      <text:p text:style-name="P12">Dans le listing suivant, au plus on descend, au plus la précédence des opérateurs augmente :</text:p>
      <text:p text:style-name="P12"/>
      <text:p text:style-name="P12"><text:span text:style-name="T10"><text:s text:c="4"/>1 </text:span><text:span text:style-name="T3">a</text:span><text:span text:style-name="T11"> </text:span><text:span text:style-name="T7">or</text:span><text:span text:style-name="T11"> </text:span><text:span text:style-name="T3">b</text:span><text:span text:style-name="T11"> <text:s text:c="5"/></text:span><text:span text:style-name="T2"># Boolean OR</text:span></text:p>
      <text:p text:style-name="P15"><text:span text:style-name="T10"><text:s text:c="4"/>2 </text:span><text:span text:style-name="T3">a</text:span><text:span text:style-name="T11"> </text:span><text:span text:style-name="T7">and</text:span><text:span text:style-name="T11"> </text:span><text:span text:style-name="T3">b</text:span><text:span text:style-name="T11"> <text:s text:c="4"/></text:span><text:span text:style-name="T2"># Boolean AND</text:span></text:p>
      <text:p text:style-name="P15"><text:span text:style-name="T10"><text:s text:c="4"/>3 </text:span><text:span text:style-name="T7">not</text:span><text:span text:style-name="T11"> </text:span><text:span text:style-name="T3">x</text:span><text:span text:style-name="T11"> <text:s text:c="6"/></text:span><text:span text:style-name="T2"># Boolean NOT</text:span></text:p>
      <text:p text:style-name="P15"><text:span text:style-name="T10"><text:s text:c="4"/>4 </text:span><text:span text:style-name="T7">in</text:span><text:span text:style-name="T3">,</text:span><text:span text:style-name="T11"> </text:span><text:span text:style-name="T7">not in</text:span><text:span text:style-name="T3">, &lt;, &lt;=, &gt;, &gt;=, !=, ==</text:span><text:span text:style-name="T11"> </text:span><text:span text:style-name="T2"># Membership test, and comparison operators</text:span></text:p>
      <text:p text:style-name="P15"><text:span text:style-name="T10"><text:s text:c="4"/>5 </text:span><text:span text:style-name="T3">+, -</text:span><text:span text:style-name="T11"> <text:s text:c="7"/></text:span><text:span text:style-name="T2"># Addition and Subtraction </text:span></text:p>
      <text:p text:style-name="P15"><text:span text:style-name="T10"><text:s text:c="4"/>6 </text:span><text:span text:style-name="T3">*, /, %</text:span><text:span text:style-name="T11"> <text:s text:c="4"/></text:span><text:span text:style-name="T2"># Multiplication, Division and Remainder</text:span></text:p>
      <text:p text:style-name="P15"><text:span text:style-name="T10"><text:s text:c="4"/>7 </text:span><text:span text:style-name="T3">**</text:span><text:span text:style-name="T11"> <text:s text:c="9"/></text:span><text:span text:style-name="T2"># Exponentiation</text:span></text:p>
      <text:p text:style-name="P11"/>
      <text:p text:style-name="P12">Cela veut dire par exemple, que si vous écrivez le code suivant :</text:p>
      <text:p text:style-name="P12"/>
      <text:p text:style-name="P12"><text:span text:style-name="T10"><text:s text:c="4"/>1 </text:span><text:span text:style-name="T3">c1</text:span><text:span text:style-name="T11"> </text:span><text:span text:style-name="T3">=</text:span><text:span text:style-name="T11"> </text:span><text:span text:style-name="T7">False</text:span></text:p>
      <text:p text:style-name="P15"><text:span text:style-name="T10"><text:s text:c="4"/>2 </text:span><text:span text:style-name="T3">c2</text:span><text:span text:style-name="T11"> </text:span><text:span text:style-name="T3">=</text:span><text:span text:style-name="T11"> </text:span><text:span text:style-name="T7">True</text:span></text:p>
      <text:p text:style-name="P15"><text:span text:style-name="T10"><text:s text:c="4"/>3 </text:span><text:span text:style-name="T3">c3</text:span><text:span text:style-name="T11"> </text:span><text:span text:style-name="T3">=</text:span><text:span text:style-name="T11"> </text:span><text:span text:style-name="T7">True</text:span></text:p>
      <text:p text:style-name="P15"><text:span text:style-name="T10"><text:s text:c="4"/>4 </text:span><text:span text:style-name="T3">b</text:span><text:span text:style-name="T11"> </text:span><text:span text:style-name="T3">=</text:span><text:span text:style-name="T11"> </text:span><text:span text:style-name="T3">c1</text:span><text:span text:style-name="T11"> </text:span><text:span text:style-name="T7">or</text:span><text:span text:style-name="T11"> </text:span><text:span text:style-name="T3">c2</text:span><text:span text:style-name="T11"> </text:span><text:span text:style-name="T7">and</text:span><text:span text:style-name="T11"> </text:span><text:span text:style-name="T3">c3</text:span></text:p>
      <text:p text:style-name="P11"/>
      <text:p text:style-name="P21">Après l'exécution de la ligne 4, la valeur de « <text:span text:style-name="T3">b</text:span> » sera « <text:span text:style-name="T7">True</text:span> ».</text:p>
      <text:p text:style-name="P12">Comme « <text:span text:style-name="T7">and</text:span> » est plus bas dans la liste, <text:s/>« <text:span text:style-name="T3">c2</text:span><text:span text:style-name="T11"> </text:span><text:span text:style-name="T7">and</text:span><text:span text:style-name="T11"> </text:span><text:span text:style-name="T3">c3</text:span> » <text:s/>est <text:s/>exécuté en premier et produit « True ».</text:p>
      <text:p text:style-name="P14">« <text:span text:style-name="T3">c1</text:span><text:span text:style-name="T11"> </text:span><text:span text:style-name="T7">or</text:span><text:span text:style-name="T11"> </text:span><text:span text:style-name="T7">True</text:span> » est ensuite exécuté et produit « <text:span text:style-name="T7">True</text:span> ». <text:span text:style-name="T12">La valeur </text:span>« <text:span text:style-name="T7">True</text:span> » <text:span text:style-name="T12">est ensuite stockée dans la variable </text:span>« <text:span text:style-name="T3">b</text:span> ».</text:p>
      <text:p text:style-name="P13"/>
      <text:p text:style-name="P13"/>
      <text:p text:style-name="P11"/>
      <text:p text:style-name="P11"/>
      <text:p text:style-name="P11"/>
      <text:p text:style-name="P11"/>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ourier New" svg:font-family="'Courier New'"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text:page-number text:select-page="current">2</text:page-number>/<text:page-count>2</text:page-coun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19T08:54:16.077466313</meta:creation-date>
    <dc:date>2015-12-21T09:16:44.742371074</dc:date>
    <meta:editing-duration>PT6H24M31S</meta:editing-duration>
    <meta:editing-cycles>124</meta:editing-cycles>
    <meta:generator>LibreOffice/4.2.8.2$Linux_X86_64 LibreOffice_project/420m0$Build-2</meta:generator>
    <meta:print-date>2015-10-19T14:48:19.076289351</meta:print-date>
    <meta:document-statistic meta:table-count="0" meta:image-count="0" meta:object-count="0" meta:page-count="2" meta:paragraph-count="45" meta:word-count="501" meta:character-count="2736" meta:non-whitespace-character-count="2139"/>
  </office:meta>
</office:document-meta>
</file>